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draw a rectangle in GIMP, you can use the Rectangle Select Tool. Here's how:</text:p>
      <text:list xml:id="list1860352370" text:style-name="L3">
        <text:list-item>
          <text:p text:style-name="P7">Open GIMP and create a new project or open an existing image.</text:p>
        </text:list-item>
        <text:list-item>
          <text:p text:style-name="P7">Select the Rectangle Select Tool from the toolbox (shortcut: press R).</text:p>
        </text:list-item>
        <text:list-item>
          <text:p text:style-name="P7">Click and drag on the canvas to create a selection rectangle. You can hold down the Shift key while dragging to create a perfect square.</text:p>
        </text:list-item>
        <text:list-item>
          <text:p text:style-name="P7">Once you've created the selection rectangle, go to Edit &gt; Stroke Selection. This will open a dialog where you can choose the line width, color, and other options for the stroke.</text:p>
        </text:list-item>
        <text:list-item>
          <text:p text:style-name="P6">Click Stroke to draw the rectangle outline.</text:p>
        </text:list-item>
      </text:list>
      <text:p text:style-name="Text_20_body">Alternatively, if you want to draw a filled rectangle, you can use the Bucket Fill Tool (shortcut: press Shift + B) after creating the selection rectangle. Make sure the selection is active, choose the color you want to fill the rectangle with, and click inside the selection to fill it.</text:p>
      <text:p text:style-name="Text_20_body">These methods allow you to draw rectangles easily in GIMP. Experiment with different options to achieve the desired result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7:23:35.765531619</meta:creation-date>
    <dc:date>2024-06-01T17:26:09.534419561</dc:date>
    <meta:editing-duration>PT4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75" meta:character-count="986" meta:non-whitespace-character-count="824"/>
  </office:meta>
</office:document-meta>
</file>